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9000002D1CF3CB7C7A0B0CB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Slide-title">
      <style:graphic-properties fo:min-height="6.631cm"/>
      <style:paragraph-properties style:writing-mode="lr-tb"/>
    </style:style>
    <style:style style:name="pr6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54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5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8b8b98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0.696cm" svg:height="6.631cm" svg:x="2.328cm" svg:y="3.118cm" presentation:class="title" presentation:user-transformed="true">
          <draw:text-box>
            <text:p>PREDICTION OF MISSING VALUES IN COLLABORATIVE FILTERING</text:p>
          </draw:text-box>
        </draw:frame>
        <draw:frame draw:name="Subtitle 2" presentation:style-name="pr2" draw:text-style-name="P2" draw:layer="layout" svg:width="20.696cm" svg:height="4.598cm" svg:x="2.328cm" svg:y="10.006cm" presentation:class="subtitle" presentation:placeholder="true" presentation:user-transformed="true">
          <draw:text-box/>
        </draw:frame>
        <draw:frame draw:name="Date Placeholder 3" presentation:style-name="pr3" draw:text-style-name="P4" draw:layer="layout" svg:width="7.619cm" svg:height="1.013cm" svg:x="2.328cm" svg:y="17.657cm" presentation:class="date-time" presentation:user-transformed="true">
          <draw:text-box>
            <text:p text:style-name="P3"><text:span text:style-name="T1">RAM RATTAN GOY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5" draw:layer="layout" svg:width="20.696cm" svg:height="6.631cm" svg:x="2.328cm" svg:y="3.118cm" presentation:class="title" presentation:placeholder="true">
          <draw:text-box/>
        </draw:frame>
        <draw:frame presentation:style-name="pr6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54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54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5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5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54" style:text-outline="false" style:text-line-through-style="none" style:text-line-through-type="none" style:text-position="0% 100%" style:font-name="Arial" fo:font-family="Arial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e60028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solid" draw:fill-color="#e60028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54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8b8b98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98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0.696cm" svg:height="6.631cm" svg:x="2.328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6-12">12/06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6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L-Shape 9" draw:style-name="Mgr3" draw:text-style-name="MP10" draw:layer="backgroundobjects" svg:width="3.928cm" svg:height="3.928cm" draw:transform="rotate (1.5707963267949) translate (29.938cm 19.05cm)">
        <text:p/>
        <draw:enhanced-geometry draw:mirror-horizontal="false" draw:mirror-vertical="false" draw:text-areas="0 ?f11 ?f12 ?f15" svg:viewBox="0 0 0 0" draw:type="ooxml-corner" draw:modifiers="50000 50000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frame draw:name="Picture 7" draw:style-name="Mgr4" draw:text-style-name="MP11" draw:layer="backgroundobjects" svg:width="1.745cm" svg:height="0.781cm" svg:x="31.345cm" svg:y="17.629cm">
        <draw:image xlink:href="Pictures/1000020100000649000002D1CF3CB7C7A0B0CBD4.png" xlink:type="simple" xlink:show="embed" xlink:actuate="onLoad" loext:mime-type="image/png">
          <text:p/>
        </draw:image>
        <svg:desc>RMIT logo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editing-cycles>2</meta:editing-cycles>
    <meta:creation-date>2021-06-12T23:11:30.909901516</meta:creation-date>
    <meta:editing-duration>PT2M3S</meta:editing-duration>
    <meta:generator>LibreOffice/6.4.7.2$Linux_X86_64 LibreOffice_project/40$Build-2</meta:generator>
    <dc:date>2021-06-12T23:13:33.657505117</dc:date>
    <meta:document-statistic meta:object-count="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